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PT Sans" svg:font-family="'PT Sans'"/>
    <style:font-face style:name="Roboto" svg:font-family="Roboto, Arial, sans-serif"/>
    <style:font-face style:name="S hne" svg:font-family="'S hne', ui-sans-serif, system-ui, apple-system, 'Segoe UI', Roboto, Ubuntu, Cantarell, 'Noto Sans', sans-serif, 'Helvetica Neue', Arial, 'Apple Color Emoji', 'Segoe UI Emoji', 'Segoe UI Symbol', 'Noto Color Emoji'"/>
    <style:font-face style:name="courier 10 pitch" svg:font-family="'courier 10 pitch', Courier, monospace"/>
    <style:font-face style:name="inherit" svg:font-family="inherit"/>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text-align="center" style:justify-single-word="false"/>
      <style:text-properties fo:font-weight="normal" style:font-weight-asian="normal" style:font-weight-complex="normal"/>
    </style:style>
    <style:style style:name="P2" style:family="paragraph" style:parent-style-name="Standard">
      <style:paragraph-properties style:line-height-at-least="0.503cm"/>
      <style:text-properties fo:color="#cccccc" style:font-name="Consolas" fo:font-size="10.5pt" fo:font-weight="normal" fo:background-color="#1f1f1f"/>
    </style:style>
    <style:style style:name="P3" style:family="paragraph" style:parent-style-name="Standard">
      <style:paragraph-properties fo:text-align="start" style:justify-single-word="false"/>
      <style:text-properties fo:color="#cccccc" style:font-name="Consolas" fo:font-size="10.5pt" fo:font-weight="normal" fo:background-color="#1f1f1f"/>
    </style:style>
    <style:style style:name="P4" style:family="paragraph" style:parent-style-name="Standard">
      <style:paragraph-properties style:line-height-at-least="0.503cm"/>
    </style:style>
    <style:style style:name="P5" style:family="paragraph" style:parent-style-name="Standard">
      <style:paragraph-properties fo:text-align="start" style:justify-single-word="false"/>
      <style:text-properties fo:color="#333333" style:font-name="Consolas" fo:font-size="10.5pt" fo:font-weight="normal" fo:background-color="transparent"/>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paragraph-properties fo:padding="0.049cm" fo:border="0.002cm solid #d9d9e3"/>
    </style:style>
    <style:style style:name="P9" style:family="paragraph" style:parent-style-name="Text_20_body" style:list-style-name="L4">
      <style:paragraph-properties fo:padding="0.049cm" fo:border="0.002cm solid #d9d9e3"/>
    </style:style>
    <style:style style:name="P10" style:family="paragraph" style:parent-style-name="Text_20_body" style:list-style-name="L5">
      <style:paragraph-properties fo:padding="0.049cm" fo:border="0.002cm solid #d9d9e3"/>
    </style:style>
    <style:style style:name="P11" style:family="paragraph" style:parent-style-name="Text_20_body">
      <style:paragraph-properties fo:text-align="start" style:justify-single-word="false" fo:padding="0.074cm" fo:border-left="none" fo:border-right="none" fo:border-top="none" fo:border-bottom="0.002cm solid #000000" style:join-border="false"/>
    </style:style>
    <style:style style:name="P12" style:family="paragraph" style:parent-style-name="Text_20_body" style:list-style-name="L5">
      <style:paragraph-properties fo:margin-top="0cm" fo:margin-bottom="0cm" fo:padding="0.049cm" fo:border="0.002cm solid #d9d9e3"/>
    </style:style>
    <style:style style:name="T1" style:family="text">
      <style:text-properties fo:font-variant="normal" fo:text-transform="none" fo:color="#374151" style:font-name="S hne" fo:font-size="12pt" fo:letter-spacing="normal" fo:font-style="normal"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color="#c586c0"/>
    </style:style>
    <style:style style:name="T4" style:family="text">
      <style:text-properties fo:color="#c586c0" style:font-weight-asian="normal" style:font-weight-complex="normal"/>
    </style:style>
    <style:style style:name="T5" style:family="text">
      <style:text-properties style:font-weight-asian="normal" style:font-weight-complex="normal"/>
    </style:style>
    <style:style style:name="T6" style:family="text">
      <style:text-properties fo:color="#4ec9b0" style:font-weight-asian="normal" style:font-weight-complex="normal"/>
    </style:style>
    <style:style style:name="T7" style:family="text">
      <style:text-properties fo:color="#9cdcfe"/>
    </style:style>
    <style:style style:name="T8" style:family="text">
      <style:text-properties fo:color="#9cdcfe" style:font-weight-asian="normal" style:font-weight-complex="normal"/>
    </style:style>
    <style:style style:name="T9" style:family="text">
      <style:text-properties fo:color="#d4d4d4"/>
    </style:style>
    <style:style style:name="T10" style:family="text">
      <style:text-properties fo:color="#ce917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éploiement d'une application spring-boot avec Docker vers le cloud Heroku</text:h>
      <text:p text:style-name="P6"><text:span text:style-name="T2"/></text:p>
      <text:p text:style-name="P7"><text:span text:style-name="T2"><text:line-break/></text:span><text:span text:style-name="T1">Heroku est une plateforme cloud qui offre des services d'hébergement et de déploiement d'applications. Voici quelques caractéristiques et concepts clés de la plateforme Heroku :</text:span><text:span text:style-name="T2"> </text:span></text:p>
      <text:p text:style-name="P7"><text:span text:style-name="T2"/></text:p>
      <text:p text:style-name="P7"><text:span text:style-name="Strong_20_Emphasis">Facilité de Déploiement :</text:span><text:span text:style-name="T2"> Heroku simplifie le processus de déploiement d'applications en permettant aux développeurs de se concentrer sur leur code sans se soucier de la gestion de l'infrastructure sous-jacente.</text:span></text:p>
      <text:list xml:id="list3045811336802955202" text:style-name="L4">
        <text:list-item>
          <text:p text:style-name="P9"><text:span text:style-name="Strong_20_Emphasis">Prise en Charge de Divers Langages :</text:span> Heroku prend en charge plusieurs langages de programmation, y compris Java, Ruby, Python, Node.js, PHP, et d'autres. Cela permet aux développeurs de choisir le langage qui convient le mieux à leurs besoins.</text:p>
        </text:list-item>
        <text:list-item>
          <text:p text:style-name="P9"><text:span text:style-name="Strong_20_Emphasis">Gestion des Conteneurs :</text:span> Heroku utilise des conteneurs pour isoler les applications et simplifier le déploiement. Les développeurs peuvent utiliser des conteneurs Docker ou déployer directement à partir de leur référentiel de code.</text:p>
        </text:list-item>
        <text:list-item>
          <text:p text:style-name="P9"><text:span text:style-name="Strong_20_Emphasis">Automatisation du Scaling :</text:span> Heroku propose des options de scaling automatique pour gérer la charge de l'application. Les applications peuvent évoluer horizontalement en ajoutant des instances en fonction de la demande.</text:p>
        </text:list-item>
        <text:list-item>
          <text:p text:style-name="P9"><text:span text:style-name="Strong_20_Emphasis">Add-ons :</text:span> Heroku propose une variété d'add-ons qui permettent d'étendre les fonctionnalités de l'application, notamment des bases de données, des services de cache, des systèmes de gestion de logs, etc.</text:p>
        </text:list-item>
        <text:list-item>
          <text:p text:style-name="P9"><text:span text:style-name="Strong_20_Emphasis">Gestion des Dépendances :</text:span> Heroku permet aux développeurs de spécifier les dépendances de leur application, ce qui facilite la gestion des environnements d'exécution.</text:p>
        </text:list-item>
        <text:list-item>
          <text:p text:style-name="P9"><text:span text:style-name="Strong_20_Emphasis">Intégration Continue :</text:span> Heroku s'intègre facilement avec des outils d'intégration continue tels que Jenkins, Travis CI, etc., facilitant ainsi le déploiement continu.</text:p>
        </text:list-item>
        <text:list-item>
          <text:p text:style-name="P9"><text:span text:style-name="Strong_20_Emphasis">Évolutivité :</text:span> La plateforme Heroku est conçue pour être évolutive, permettant aux applications de gérer une croissance significative du trafic.</text:p>
        </text:list-item>
        <text:list-item>
          <text:p text:style-name="P9"><text:span text:style-name="Strong_20_Emphasis">Environnements de Développement et de Production :</text:span> Heroku propose des environnements distincts pour le développement et la production, facilitant le test avant le déploiement.</text:p>
        </text:list-item>
        <text:list-item>
          <text:p text:style-name="P9"><text:span text:style-name="Strong_20_Emphasis">Command Line Interface (CLI) :</text:span> Heroku fournit une interface en ligne de commande (CLI) qui permet aux développeurs de gérer leurs applications, de déployer du code, et d'effectuer d'autres tâches directement depuis le terminal.</text:p>
        </text:list-item>
      </text:list>
      <text:p text:style-name="P8">En résumé, Heroku offre une solution cloud flexible et facile à utiliser pour le déploiement et la gestion d'applications, ce qui permet aux développeurs de se concentrer sur le développement de leur code sans se soucier des détails d'infrastructure.</text:p>
      <text:p text:style-name="P6"><text:span text:style-name="T2"/></text:p>
      <text:p text:style-name="P7"><text:span text:style-name="T2">Installer Docker : Voir doc correspondante.</text:span></text:p>
      <text:p text:style-name="P7"><text:span text:style-name="T2"/></text:p>
      <text:p text:style-name="P7"><text:span text:style-name="T2">Installer Heroku : Voir Doc correspondante.</text:span></text:p>
      <text:p text:style-name="P7"><text:span text:style-name="T2"/></text:p>
      <text:p text:style-name="P7"><text:span text:style-name="T2">Ouvrir Docker Desktop et connectez vous</text:span></text:p>
      <text:p text:style-name="P7"><text:soft-page-break/><text:span text:style-name="T2"/></text:p>
      <text:p text:style-name="P7"><text:span text:style-name="T2">Ajouter le fichier Dockerfile à la racine du projet spring-boot :</text:span></text:p>
      <text:p text:style-name="P5"><text:span text:style-name="T5">FROM adoptopenjdk/openjdk15:alpine-jre</text:span></text:p>
      <text:p text:style-name="P5"><text:span text:style-name="T5"/></text:p>
      <text:p text:style-name="P5"><text:span text:style-name="T5">ARG JAR_FILE=target/*.jar</text:span></text:p>
      <text:p text:style-name="P5"><text:span text:style-name="T5">COPY ${JAR_FILE} app.jar</text:span></text:p>
      <text:p text:style-name="P5"><text:span text:style-name="T5"/></text:p>
      <text:p text:style-name="P5"><text:span text:style-name="T5">ENTRYPOINT ["java","-jar","/app.jar"]</text:span></text:p>
      <text:p text:style-name="P2"/>
      <text:p text:style-name="P7"><text:span text:style-name="T2"/></text:p>
      <text:p text:style-name="P7"><text:span text:style-name="T2">Remarque : Utiliser la même version du jdk installé localement que celui du fichier Dockerfile.</text:span></text:p>
      <text:p text:style-name="P7"><text:span text:style-name="T2">Pour chercher les jdk compatibles docker, lancer la commande :</text:span></text:p>
      <text:p text:style-name="P7"><text:span text:style-name="T2">docker search adoptopenjdk</text:span></text:p>
      <text:p text:style-name="P7"><text:span text:style-name="T2">Il faut se connecter à docker d'abord.</text:span></text:p>
      <text:p text:style-name="P7"><text:span text:style-name="T2"/></text:p>
      <text:p text:style-name="P7"><text:span text:style-name="T2">Lancer un « mvn clean install » afin de préparer la dockerisation de l'application.</text:span></text:p>
      <text:p text:style-name="P7"><text:span text:style-name="T2">Admettons qu'elle s'appelle : test-spring-boot</text:span></text:p>
      <text:p text:style-name="P7"><text:span text:style-name="T2">Remarque : N'utilisez pas les caractères « _ » (underscore) dans le nom. Ce n'est pas accépté.</text:span></text:p>
      <text:p text:style-name="P7"><text:span text:style-name="T2">Lancer les commandes suivantes dans la fenetre cmd windows :</text:span></text:p>
      <text:p text:style-name="P7"><text:span text:style-name="T2">set app=test-spring-boot</text:span></text:p>
      <text:p text:style-name="P7"><text:span text:style-name="T2">set img=%app%</text:span></text:p>
      <text:p text:style-name="P7"><text:span text:style-name="T2"/></text:p>
      <text:p text:style-name="P7"><text:span text:style-name="T2">#Se connecter à Heroku :</text:span></text:p>
      <text:p text:style-name="P7"><text:span text:style-name="T2">heroku login</text:span></text:p>
      <text:p text:style-name="P7"><text:span text:style-name="T2">#Se connecter au Contenaire de Heroku :</text:span></text:p>
      <text:p text:style-name="P7"><text:span text:style-name="T2">heroku container:login</text:span></text:p>
      <text:p text:style-name="P7"><text:span text:style-name="T2"/></text:p>
      <text:p text:style-name="P7"><text:span text:style-name="T2"># Ajouter l'application cible dans Heroku :</text:span></text:p>
      <text:p text:style-name="P7"><text:span text:style-name="T2">heroku create %app%</text:span></text:p>
      <text:p text:style-name="P7"><text:span text:style-name="T2"/></text:p>
      <text:p text:style-name="P7"><text:span text:style-name="T2"># construction de l'image docker :</text:span></text:p>
      <text:p text:style-name="P7"><text:span text:style-name="T2">docker buildx build . -t %img%</text:span></text:p>
      <text:p text:style-name="P7"><text:span text:style-name="T2"/></text:p>
      <text:p text:style-name="P7"><text:span text:style-name="T2"># Envoyer l'image docker vers la registry du contenaire de Heroku :</text:span></text:p>
      <text:p text:style-name="P7"><text:span text:style-name="T2">docker tag %img% registry.heroku.com/%app%/web</text:span></text:p>
      <text:p text:style-name="P7"><text:span text:style-name="T2">docker push registry.heroku.com/%app%/web</text:span></text:p>
      <text:p text:style-name="P7"><text:span text:style-name="T2"/></text:p>
      <text:p text:style-name="P7"><text:span text:style-name="T2">#Libérer l'image docker vers l'application Heroku :</text:span></text:p>
      <text:p text:style-name="P7"><text:span text:style-name="T2">heroku container:release web -a %app%</text:span></text:p>
      <text:p text:style-name="P7"><text:span text:style-name="T2"/></text:p>
      <text:p text:style-name="P7"><text:span text:style-name="T2"># Ouvrir l'application :</text:span></text:p>
      <text:p text:style-name="P7"><text:soft-page-break/><text:span text:style-name="T2">heroku open -a %app%</text:span></text:p>
      <text:p text:style-name="P7"><text:span text:style-name="T2"/></text:p>
      <text:p text:style-name="P7"><text:span text:style-name="T2"># Voir les logs </text:span></text:p>
      <text:p text:style-name="P7"><text:span text:style-name="T2">heroku logs --tail -a %app%</text:span></text:p>
      <text:p text:style-name="P11"><text:span text:style-name="T2"/></text:p>
      <text:p text:style-name="P7"><text:span text:style-name="T2">Historique de la plateforme cloud Heroku :</text:span></text:p>
      <text:p text:style-name="P7"><text:span text:style-name="T2"/></text:p>
      <text:p text:style-name="P7"><text:span text:style-name="T2">Heroku a une histoire intéressante en tant que plateforme de cloud computing qui a évolué au fil des ans. Voici un bref historique de Heroku :</text:span></text:p>
      <text:list xml:id="list8260348546789118959" text:style-name="L5">
        <text:list-item>
          <text:p text:style-name="P10"><text:span text:style-name="Strong_20_Emphasis">Fondation (2007) :</text:span></text:p>
          <text:list>
            <text:list-item>
              <text:p text:style-name="P12">Heroku a été fondé en 2007 par James Lindenbaum, Adam Wiggins, and Orion Henry.</text:p>
            </text:list-item>
            <text:list-item>
              <text:p text:style-name="P12">Le but initial était de simplifier le processus de déploiement des applications web en permettant aux développeurs de se concentrer sur le code sans se préoccuper de la gestion de l'infrastructure.</text:p>
            </text:list-item>
          </text:list>
        </text:list-item>
        <text:list-item>
          <text:p text:style-name="P10"><text:span text:style-name="Strong_20_Emphasis">Introduction de Ruby on Rails (2007) :</text:span></text:p>
          <text:list>
            <text:list-item>
              <text:p text:style-name="P12">Heroku a d'abord été lancé avec un support fort pour Ruby on Rails, un framework de développement web en Ruby.</text:p>
            </text:list-item>
          </text:list>
        </text:list-item>
        <text:list-item>
          <text:p text:style-name="P10"><text:span text:style-name="Strong_20_Emphasis">Acquisition par Salesforce (2010) :</text:span></text:p>
          <text:list>
            <text:list-item>
              <text:p text:style-name="P12">En 2010, Salesforce.com a acquis Heroku pour environ 212 millions de dollars.</text:p>
            </text:list-item>
            <text:list-item>
              <text:p text:style-name="P12">Heroku est resté relativement indépendant au sein de Salesforce, continuant à opérer en tant qu'entité distincte.</text:p>
            </text:list-item>
          </text:list>
        </text:list-item>
        <text:list-item>
          <text:p text:style-name="P10"><text:span text:style-name="Strong_20_Emphasis">Expansion des Langages de Programmation (2011) :</text:span></text:p>
          <text:list>
            <text:list-item>
              <text:p text:style-name="P12">Heroku a élargi sa prise en charge pour inclure plusieurs autres langages de programmation, dont Python, Java, Node.js, et plus encore.</text:p>
            </text:list-item>
            <text:list-item>
              <text:p text:style-name="P12">Cette expansion a permis à Heroku de devenir une plateforme plus polyvalente et d'attirer une base d'utilisateurs plus large.</text:p>
            </text:list-item>
          </text:list>
        </text:list-item>
        <text:list-item>
          <text:p text:style-name="P10"><text:span text:style-name="Strong_20_Emphasis">Introduction des Conteneurs Docker (2015) :</text:span></text:p>
          <text:list>
            <text:list-item>
              <text:p text:style-name="P12">En 2015, Heroku a introduit la prise en charge des conteneurs Docker, permettant aux développeurs de déployer des applications dans des conteneurs standardisés.</text:p>
            </text:list-item>
          </text:list>
        </text:list-item>
        <text:list-item>
          <text:p text:style-name="P10"><text:span text:style-name="Strong_20_Emphasis">Passage à l'AdoptOpenJDK (2019) :</text:span></text:p>
          <text:list>
            <text:list-item>
              <text:p text:style-name="P12">En 2019, Heroku a annoncé son passage à AdoptOpenJDK pour les images Java, en remplacement des distributions d'OpenJDK précédemment utilisées.</text:p>
            </text:list-item>
          </text:list>
        </text:list-item>
        <text:list-item>
          <text:p text:style-name="P10"><text:span text:style-name="Strong_20_Emphasis">Transition vers Eclipse Adoptium (2021) :</text:span></text:p>
          <text:list>
            <text:list-item>
              <text:p text:style-name="P12">L'AdoptOpenJDK project a été renommé Eclipse Adoptium en 2021.</text:p>
            </text:list-item>
            <text:list-item>
              <text:p text:style-name="P10">Heroku continue de fournir des images OpenJDK via Eclipse Adoptium pour les applications Java déployées sur la plateforme.</text:p>
            </text:list-item>
          </text:list>
        </text:list-item>
      </text:list>
      <text:p text:style-name="P8">Heroku est devenu une solution populaire pour les développeurs cherchant une plateforme de déploiement rapide et facile, en particulier pour les applications web et mobiles. Son intégration transparente avec des technologies telles que Git, sa facilité d'utilisation et son modèle de facturation basé sur la consommation ont contribué à sa popularité au fil des ans.</text:p>
      <text:p text:style-name="P7"><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PT Sans" svg:font-family="'PT Sans'"/>
    <style:font-face style:name="Roboto" svg:font-family="Roboto, Arial, sans-serif"/>
    <style:font-face style:name="S hne" svg:font-family="'S hne', ui-sans-serif, system-ui, apple-system, 'Segoe UI', Roboto, Ubuntu, Cantarell, 'Noto Sans', sans-serif, 'Helvetica Neue', Arial, 'Apple Color Emoji', 'Segoe UI Emoji', 'Segoe UI Symbol', 'Noto Color Emoji'"/>
    <style:font-face style:name="courier 10 pitch" svg:font-family="'courier 10 pitch', Courier, monospace"/>
    <style:font-face style:name="inherit" svg:font-family="inherit"/>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urad zamoun</meta:initial-creator>
    <meta:creation-date>2024-01-08T11:31:41.46</meta:creation-date>
    <dc:date>2024-01-12T17:00:04.69</dc:date>
    <dc:creator>mourad zamoun</dc:creator>
    <meta:editing-duration>P2DT7H17M4S</meta:editing-duration>
    <meta:editing-cycles>39</meta:editing-cycles>
    <meta:generator>OpenOffice/4.1.14$Win32 OpenOffice.org_project/4114m1$Build-9811</meta:generator>
    <meta:document-statistic meta:table-count="0" meta:image-count="0" meta:object-count="0" meta:page-count="3" meta:paragraph-count="69" meta:word-count="927" meta:character-count="6061"/>
  </office:meta>
</office:document-meta>
</file>